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draw:auto-grow-height="true" fo:min-height="8.931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ccccff"/>
    </style:style>
    <style:style style:name="T2" style:family="text">
      <style:text-properties fo:color="#ffffff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font-weight="bold"/>
    </style:style>
    <style:style style:name="T6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inheritance</presentation:footer-decl>
      <presentation:footer-decl presentation:name="ftr2">CMPTxxxx</presentation:footer-decl>
      <presentation:date-time-decl presentation:name="dtd1" presentation:source="fixed">28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heritanc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8 Jan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draw:frame draw:style-name="gr1" draw:text-style-name="P2" draw:layer="layout" svg:width="6.421cm" svg:height="2.157cm" svg:x="20.969cm" svg:y="9.144cm">
          <draw:text-box>
            <text:p text:style-name="P2"><text:span text:style-name="T1"><text:a xlink:href="http://twu.seanho.com/09spr/cmpt166/examples/DogsAndCats">DogsAndCats</text:a></text:span></text:p>
            <text:p text:style-name="P2"><text:span text:style-name="T2">example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y use inheritance?</text:p>
          </draw:text-box>
        </draw:frame>
        <draw:frame presentation:style-name="pr6" draw:text-style-name="P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<text:span text:style-name="T3">Reusability</text:span></text:p>
                <text:list>
                  <text:list-item>
                    <text:p text:style-name="P1">Create <text:span text:style-name="T3">new</text:span> classes from <text:span text:style-name="T3">existing</text:span> ones</text:p>
                    <text:list>
                      <text:list-item>
                        <text:p text:style-name="P1"><text:span text:style-name="T3">Absorb</text:span> attributes and behaviours</text:p>
                      </text:list-item>
                      <text:list-item>
                        <text:p text:style-name="P1">Add <text:span text:style-name="T3">new</text:span> capabilities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Polymorphism</text:span></text:p>
                <text:list>
                  <text:list-item>
                    <text:list>
                      <text:list-item>
                        <text:p text:style-name="P1">Enable <text:span text:style-name="T3">developers</text:span> to write programs with a <text:span text:style-name="T3">general</text:span> design</text:p>
                      </text:list-item>
                      <text:list-item>
                        <text:p text:style-name="P1">A <text:span text:style-name="T3">single</text:span> program can handle a <text:span text:style-name="T3">variety</text:span> of existing and <text:span text:style-name="T3">future</text:span> classes</text:p>
                      </text:list-item>
                      <text:list-item>
                        <text:p text:style-name="P1">Aids in <text:span text:style-name="T3">extending</text:span> program, adding new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uperclasses and subclasses</text:p>
          </draw:text-box>
        </draw:frame>
        <draw:frame presentation:style-name="pr8" draw:text-style-name="P4" draw:layer="layout" svg:width="19.453cm" svg:height="14.379cm" svg:x="1.4cm" svg:y="4.507cm" presentation:class="outline" presentation:user-transformed="true">
          <draw:text-box>
            <text:list text:style-name="L4">
              <text:list-item>
                <text:p text:style-name="P1"><text:span text:style-name="T3">Attribute</text:span>: “<text:span text:style-name="T4">has a</text:span>” relationship:</text:p>
                <text:list>
                  <text:list-item>
                    <text:p text:style-name="P1">A <text:span text:style-name="T4">Car</text:span> has a <text:span text:style-name="T4">steeringWheel</text:span></text:p>
                  </text:list-item>
                </text:list>
              </text:list-item>
              <text:list-item>
                <text:p text:style-name="P1"><text:span text:style-name="T3">Subclass</text:span>: “<text:span text:style-name="T4">is a kind of</text:span>” relationship:</text:p>
                <text:list>
                  <text:list-item>
                    <text:p text:style-name="P1">A <text:span text:style-name="T4">Convertible</text:span> is a kind of <text:span text:style-name="T4">Car</text:span></text:p>
                  </text:list-item>
                  <text:list-item>
                    <text:p text:style-name="P1">Inheritance relationships form<text:line-break/>tree-like <text:span text:style-name="T3">class hierarchies</text:span></text:p>
                  </text:list-item>
                </text:list>
              </text:list-item>
              <text:list-item>
                <text:p text:style-name="P1"><text:span text:style-name="T3">Polymorphism</text:span>: write once</text:p>
                <text:list>
                  <text:list-item>
                    <text:p text:style-name="P1"><text:span text:style-name="T4">changeOil()</text:span> method</text:p>
                  </text:list-item>
                  <text:list-item>
                    <text:p text:style-name="P1">works on all <text:span text:style-name="T4">Cars</text:span>,<text:line-break/>not just <text:span text:style-name="T4">Convertibles</text:span></text:p>
                  </text:list-item>
                </text:list>
              </text:list-item>
            </text:list>
          </draw:text-box>
        </draw:frame>
        <draw:ellipse draw:style-name="gr3" draw:text-style-name="P6" draw:id="id1" draw:layer="layout" svg:width="4.63cm" svg:height="1.986cm" svg:x="21.551cm" svg:y="7.101cm">
          <text:p text:style-name="P5"><text:span text:style-name="T5">Community</text:span><text:span text:style-name="T5"><text:line-break/></text:span><text:span text:style-name="T5">Member</text:span></text:p>
        </draw:ellipse>
        <draw:ellipse draw:style-name="gr3" draw:text-style-name="P6" draw:id="id3" draw:layer="layout" svg:width="3.48cm" svg:height="1.151cm" svg:x="20.645cm" svg:y="11.417cm">
          <text:p text:style-name="P5"><text:span text:style-name="T5">Alumni</text:span></text:p>
        </draw:ellipse>
        <draw:ellipse draw:style-name="gr3" draw:text-style-name="P6" draw:id="id2" draw:layer="layout" svg:width="3.48cm" svg:height="1.151cm" svg:x="18.695cm" svg:y="9.99cm">
          <text:p text:style-name="P5"><text:span text:style-name="T5">Student</text:span></text:p>
        </draw:ellipse>
        <draw:ellipse draw:style-name="gr3" draw:text-style-name="P6" draw:id="id4" draw:layer="layout" svg:width="3.48cm" svg:height="1.148cm" svg:x="23.535cm" svg:y="12.778cm">
          <text:p text:style-name="P5"><text:span text:style-name="T5">Employee</text:span></text:p>
        </draw:ellipse>
        <draw:ellipse draw:style-name="gr3" draw:text-style-name="P6" draw:id="id6" draw:layer="layout" svg:width="3.48cm" svg:height="1.148cm" svg:x="18.139cm" svg:y="15.215cm">
          <text:p text:style-name="P5"><text:span text:style-name="T5">Faculty</text:span></text:p>
        </draw:ellipse>
        <draw:ellipse draw:style-name="gr3" draw:text-style-name="P6" draw:id="id5" draw:layer="layout" svg:width="3.48cm" svg:height="1.148cm" svg:x="22.943cm" svg:y="15.215cm">
          <text:p text:style-name="P5"><text:span text:style-name="T5">Staff</text:span></text:p>
        </draw:ellipse>
        <draw:ellipse draw:style-name="gr3" draw:text-style-name="P6" draw:id="id8" draw:layer="layout" svg:width="5.117cm" svg:height="1.148cm" svg:x="13.403cm" svg:y="17.2cm">
          <text:p text:style-name="P5"><text:span text:style-name="T5">Administrator</text:span></text:p>
        </draw:ellipse>
        <draw:ellipse draw:style-name="gr3" draw:text-style-name="P6" draw:id="id7" draw:layer="layout" svg:width="3.48cm" svg:height="1.148cm" svg:x="19.358cm" svg:y="17.269cm">
          <text:p text:style-name="P5"><text:span text:style-name="T5">Teacher</text:span></text:p>
        </draw:ellipse>
        <draw:connector draw:style-name="gr4" draw:text-style-name="P7" draw:layer="layout" draw:type="line" svg:x1="23.866cm" svg:y1="9.087cm" svg:x2="20.435cm" svg:y2="9.99cm" draw:start-shape="id1" draw:start-glue-point="2" draw:end-shape="id2" draw:end-glue-point="0" svg:d="m23866 9087-3431 903">
          <text:p/>
        </draw:connector>
        <draw:connector draw:style-name="gr4" draw:text-style-name="P7" draw:layer="layout" draw:type="line" svg:x1="23.866cm" svg:y1="9.087cm" svg:x2="22.385cm" svg:y2="11.417cm" draw:start-shape="id1" draw:start-glue-point="2" draw:end-shape="id3" draw:end-glue-point="0" svg:d="m23866 9087-1481 2330">
          <text:p/>
        </draw:connector>
        <draw:connector draw:style-name="gr4" draw:text-style-name="P7" draw:layer="layout" draw:type="line" svg:x1="23.866cm" svg:y1="9.087cm" svg:x2="25.275cm" svg:y2="12.778cm" draw:start-shape="id1" draw:start-glue-point="2" draw:end-shape="id4" draw:end-glue-point="0" svg:d="m23866 9087 1409 3691">
          <text:p/>
        </draw:connector>
        <draw:connector draw:style-name="gr4" draw:text-style-name="P7" draw:layer="layout" draw:type="line" svg:x1="25.275cm" svg:y1="13.926cm" svg:x2="24.683cm" svg:y2="15.215cm" draw:start-shape="id4" draw:start-glue-point="2" draw:end-shape="id5" draw:end-glue-point="0" svg:d="m25275 13926-592 1289">
          <text:p/>
        </draw:connector>
        <draw:connector draw:style-name="gr4" draw:text-style-name="P7" draw:layer="layout" draw:type="line" svg:x1="25.275cm" svg:y1="13.926cm" svg:x2="19.879cm" svg:y2="15.215cm" draw:start-shape="id4" draw:start-glue-point="2" draw:end-shape="id6" draw:end-glue-point="0" svg:d="m25275 13926-5396 1289">
          <text:p/>
        </draw:connector>
        <draw:connector draw:style-name="gr4" draw:text-style-name="P7" draw:layer="layout" draw:type="line" svg:x1="21.098cm" svg:y1="17.269cm" svg:x2="19.879cm" svg:y2="16.363cm" draw:start-shape="id7" draw:start-glue-point="0" draw:end-shape="id6" draw:end-glue-point="2" svg:d="m21098 17269-1219-906">
          <text:p/>
        </draw:connector>
        <draw:connector draw:style-name="gr4" draw:text-style-name="P7" draw:layer="layout" draw:type="line" svg:x1="15.961cm" svg:y1="17.2cm" svg:x2="19.879cm" svg:y2="16.363cm" draw:start-shape="id8" draw:start-glue-point="0" draw:end-shape="id6" draw:end-glue-point="2" svg:d="m15961 17200 3918-837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Subclassing in C++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4">
              <text:list-item>
                <text:p>When <text:span text:style-name="T3">declaring</text:span> a class, indicate its <text:span text:style-name="T3">superclass</text:span> (parent):</text:p>
                <text:list>
                  <text:list-item>
                    <text:list>
                      <text:list-item>
                        <text:p><text:span text:style-name="T4">class Dog : public Pet { ....</text:span></text:p>
                      </text:list-item>
                    </text:list>
                  </text:list-item>
                  <text:list-item>
                    <text:p>A <text:span text:style-name="T4">Dog</text:span> is a kind of <text:span text:style-name="T4">Pet</text:span></text:p>
                  </text:list-item>
                  <text:list-item>
                    <text:p><text:span text:style-name="T3">Inherits</text:span> everything <text:span text:style-name="T4">Pet</text:span> has</text:p>
                  </text:list-item>
                  <text:list-item>
                    <text:p>Can add <text:span text:style-name="T4">Dog</text:span>-<text:span text:style-name="T3">specific</text:span> attribs/methods</text:p>
                  </text:list-item>
                </text:list>
              </text:list-item>
              <text:list-item>
                <text:p>Inherit as <text:span text:style-name="T3">public</text:span></text:p>
                <text:list>
                  <text:list-item>
                    <text:p>So all public members of <text:span text:style-name="T4">Pet</text:span> <text:span text:style-name="T3">stay</text:span> public</text:p>
                  </text:list-item>
                  <text:list-item>
                    <text:p>Otherwise they become <text:span text:style-name="T3">private</text:span> in <text:span text:style-name="T4">Do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public/protected/private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4">
              <text:list-item>
                <text:p>Recall that <text:span text:style-name="T4">protected</text:span> means:</text:p>
                <text:list>
                  <text:list-item>
                    <text:p>inaccessible to <text:span text:style-name="T3">outside</text:span> world</text:p>
                  </text:list-item>
                  <text:list-item>
                    <text:p>but accessible to methods in a <text:span text:style-name="T3">subclass</text:span></text:p>
                  </text:list-item>
                </text:list>
              </text:list-item>
              <text:list-item>
                <text:p>So any <text:span text:style-name="T4">protected</text:span> member of Pet is accessible to Dog (but not <text:span text:style-name="T4">private</text:span> members)</text:p>
              </text:list-item>
              <text:list-item>
                <text:p><text:span text:style-name="T3">Rule of thumb</text:span>: make all attributes<text:line-break/> <text:span text:style-name="T4">private</text:span> or <text:span text:style-name="T4">protected</text:span> by default</text:p>
                <text:list>
                  <text:list-item>
                    <text:p>Write <text:span text:style-name="T3">set/get</text:span> functions as need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Note: default parameters</text:p>
          </draw:text-box>
        </draw:frame>
        <draw:frame presentation:style-name="pr6" draw:text-style-name="P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Methods may have <text:span text:style-name="T3">default</text:span> values for tail-end parameters:</text:p>
                <text:list>
                  <text:list-item>
                    <text:list>
                      <text:list-item>
                        <text:p><text:span text:style-name="T6">void say(string msg = “Hello!”) {</text:span></text:p>
                        <text:list>
                          <text:list-item>
                            <text:p><text:span text:style-name="T6">cout &lt;&lt; msg &lt;&lt; endl;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</text:list>
                  </text:list-item>
                </text:list>
              </text:list-item>
              <text:list-item>
                <text:p>Useful for <text:span text:style-name="T3">constructors</text:span>:</text:p>
                <text:list>
                  <text:list-item>
                    <text:list>
                      <text:list-item>
                        <text:p><text:span text:style-name="T6">class Stack {</text:span></text:p>
                        <text:list>
                          <text:list-item>
                            <text:p><text:span text:style-name="T6">Stack(int size = 0);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  <text:list-item>
                        <text:p><text:span text:style-name="T6">Stack myStack(5);</text:span></text:p>
                      </text:list-item>
                      <text:list-item>
                        <text:p><text:span text:style-name="T6">Stack yourStack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Overloading functions</text:p>
          </draw:text-box>
        </draw:frame>
        <draw:frame presentation:style-name="pr10" draw:layer="layout" svg:width="26.6cm" svg:height="14.016cm" svg:x="1.4cm" svg:y="4.507cm" presentation:class="outline" presentation:user-transformed="true">
          <draw:text-box>
            <text:list text:style-name="L4">
              <text:list-item>
                <text:p>We've seen operators like '<text:span text:style-name="T4">&lt;&lt;</text:span>' that have <text:span text:style-name="T2">different</text:span><text:span text:style-name="T3"> meanings</text:span> depending on the <text:span text:style-name="T3">type</text:span> of the operands</text:p>
                <text:list>
                  <text:list-item>
                    <text:p>What does '<text:span text:style-name="T4">&lt;&lt;</text:span>' do on <text:span text:style-name="T4">int</text:span>s? <text:s/>On <text:span text:style-name="T4">ofstream</text:span>s?</text:p>
                  </text:list-item>
                </text:list>
              </text:list-item>
              <text:list-item>
                <text:p>This is called <text:span text:style-name="T3">overloading</text:span></text:p>
              </text:list-item>
              <text:list-item>
                <text:p>We can overload <text:span text:style-name="T3">functions</text:span> using multiple definitions with different <text:span text:style-name="T3">parameter lists</text:span>:</text:p>
                <text:list>
                  <text:list-item>
                    <text:list>
                      <text:list-item>
                        <text:p><text:span text:style-name="T4">int dbl(int x) return 2*x;</text:span></text:p>
                      </text:list-item>
                      <text:list-item>
                        <text:p><text:span text:style-name="T4">float dbl(float x) return 2.0*x;</text:span></text:p>
                      </text:list-item>
                      <text:list-item>
                        <text:p><text:span text:style-name="T4">string dbl(string x) return x+x;</text:span></text:p>
                      </text:list-item>
                    </text:list>
                  </text:list-item>
                </text:list>
              </text:list-item>
              <text:list-item>
                <text:p>Overloading vs. default parameter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Constructors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4">
              <text:list-item>
                <text:p>When an <text:span text:style-name="T3">object</text:span> (variable) is <text:span text:style-name="T3">instantiated</text:span> (created) in a block, its memory is <text:span text:style-name="T3">allocated</text:span> and its <text:span text:style-name="T3">constructor</text:span> is called</text:p>
                <text:list>
                  <text:list-item>
                    <text:p>In C++, constructor is always called</text:p>
                  </text:list-item>
                  <text:list-item>
                    <text:p><text:span text:style-name="T3">Destructor</text:span> is called when object disappears</text:p>
                  </text:list-item>
                </text:list>
              </text:list-item>
              <text:list-item>
                <text:p>Constructor of a <text:span text:style-name="T3">subclass</text:span> should call the <text:span text:style-name="T3">superclass</text:span> constructor first:</text:p>
                <text:list>
                  <text:list-item>
                    <text:list>
                      <text:list-item>
                        <text:p><text:span text:style-name="T4">public Dog() : Pet() { ....</text:span></text:p>
                      </text:list-item>
                    </text:list>
                  </text:list-item>
                  <text:list-item>
                    <text:p>Initialize <text:span text:style-name="T4">Pet</text:span> stuff first, then <text:span text:style-name="T4">Dog</text:span>-specific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Upcasting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4">
              <text:list-item>
                <text:p>A <text:span text:style-name="T3">reference</text:span> to an instance of a <text:span text:style-name="T3">subclass</text:span> may also be treated as an instance of the <text:span text:style-name="T3">superclass</text:span></text:p>
                <text:list>
                  <text:list-item>
                    <text:list>
                      <text:list-item>
                        <text:p><text:span text:style-name="T4">class Dog : public Pet { …</text:span></text:p>
                      </text:list-item>
                      <text:list-item>
                        <text:p><text:span text:style-name="T4">Dog fido</text:span></text:p>
                      </text:list-item>
                    </text:list>
                  </text:list-item>
                  <text:list-item>
                    <text:p>Every <text:span text:style-name="T4">Dog</text:span> is also a <text:span text:style-name="T4">Pet</text:span></text:p>
                  </text:list-item>
                </text:list>
              </text:list-item>
              <text:list-item>
                <text:p><text:span text:style-name="T3">Pointer</text:span> to <text:span text:style-name="T4">fido</text:span>:</text:p>
                <text:list>
                  <text:list-item>
                    <text:list>
                      <text:list-item>
                        <text:p><text:span text:style-name="T4">Pet* myPetPtr = &amp;fido;</text:span></text:p>
                      </text:list-item>
                    </text:list>
                  </text:list-item>
                  <text:list-item>
                    <text:p>This assignment <text:span text:style-name="T3">works</text:span>!</text:p>
                  </text:list-item>
                  <text:list-item>
                    <text:p>“<text:span text:style-name="T3">forgets</text:span>” the object is a <text:span text:style-name="T4">Dog</text:span>,<text:line-break/>only thinks of it as a <text:span text:style-name="T3">generic</text:span> <text:span text:style-name="T4">Pe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Virtual methods</text:p>
          </draw:text-box>
        </draw:frame>
        <draw:frame presentation:style-name="pr10" draw:layer="layout" svg:width="25.82cm" svg:height="14.379cm" svg:x="1.4cm" svg:y="4.507cm" presentation:class="outline" presentation:user-transformed="true">
          <draw:text-box>
            <text:list text:style-name="L4">
              <text:list-item>
                <text:p>A <text:span text:style-name="T3">subclass</text:span> can <text:span text:style-name="T3">redefine</text:span> a method defined by the superclass</text:p>
                <text:list>
                  <text:list-item>
                    <text:p>Every <text:span text:style-name="T4">Pet</text:span> knows how to <text:span text:style-name="T4">speak()</text:span></text:p>
                  </text:list-item>
                  <text:list-item>
                    <text:p>But <text:span text:style-name="T4">Dog</text:span>s <text:span text:style-name="T4">speak()</text:span> differently from <text:span text:style-name="T4">Cat</text:span>s</text:p>
                  </text:list-item>
                  <text:list-item>
                    <text:p>Subclasses <text:span text:style-name="T3">overload</text:span> <text:span text:style-name="T4">speak()</text:span></text:p>
                  </text:list-item>
                </text:list>
              </text:list-item>
              <text:list-item>
                <text:p>Flag the method as <text:span text:style-name="T4">virtual</text:span> in the <text:span text:style-name="T3">superclass</text:span></text:p>
              </text:list-item>
              <text:list-item>
                <text:p><text:span text:style-name="T3">Late binding</text:span>: which version of <text:span text:style-name="T4">speak()</text:span> to use?</text:p>
                <text:list>
                  <text:list-item>
                    <text:p>Decided at <text:span text:style-name="T3">run-time</text:span></text:p>
                  </text:list-item>
                </text:list>
              </text:list-item>
              <text:list-item>
                <text:p><text:span text:style-name="T3">Polymorphism</text:span>: same code works on several different types, all <text:span text:style-name="T3">subclasses</text:span> of the same par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0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0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0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1-28T14:35:27</dc:date>
    <meta:editing-cycles>89</meta:editing-cycles>
    <meta:editing-duration>PT115H20M26S</meta:editing-duration>
    <meta:document-statistic meta:object-count="214"/>
    <meta:user-defined meta:name="Info 1"/>
    <meta:user-defined meta:name="Info 2"/>
    <meta:user-defined meta:name="Info 3"/>
    <meta:user-defined meta:name="Info 4"/>
  </office:meta>
</office:document-meta>
</file>